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4pt" style:font-size-asian="14pt" style:font-size-complex="14pt"/>
    </style:style>
    <style:style style:name="P2" style:family="paragraph" style:parent-style-name="Standard">
      <style:text-properties style:font-name="Courier 10 Pitch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DejaVu Sans"/>
    </style:style>
    <style:style style:name="T2" style:family="text">
      <style:text-properties style:font-name="DejaVu San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</text:p>
      <text:p text:style-name="P1"><text:span text:style-name="T2">DEMO 1)</text:span></text:p>
      <text:p text:style-name="P1"></text:p>
      <text:p text:style-name="P1"># wget ftp://ftp.scientificlinux.org/linux/scientific/6.4/x86_64/external_products/softwarecollections/yum-conf-softwarecollections-1.0-1.el6.noarch.rpm</text:p>
      <text:p text:style-name="P1"></text:p>
      <text:p text:style-name="P1"># rpmls yum-conf-softwarecollections</text:p>
      <text:p text:style-name="P1"># cat /etc/yum.repos.d/softwarecollections.repo </text:p>
      <text:p text:style-name="P1"></text:p>
      <text:p text:style-name="P1"># yum --disablerepo=* enablerepo=softwarecollections list available</text:p>
      <text:p text:style-name="P1"># yum -y install python33</text:p>
      <text:p text:style-name="P1"># scl enable python33 python</text:p>
      <text:p text:style-name="P1">&lt;exit&gt;</text:p>
      <text:p text:style-name="P1"># scl enable python33 bash</text:p>
      <text:p text:style-name="P1"># echo $PATH</text:p>
      <text:p text:style-name="P1"># echo $LD_LIBRARY_PATH</text:p>
      <text:p text:style-name="P1"># cd /opt/rh/python33/</text:p>
      <text:p text:style-name="P1"># cat enable</text:p>
      <text:p text:style-name="P1"># cd root</text:p>
      <text:p text:style-name="P1"># ls</text:p>
      <text:p text:style-name="P1"></text:p>
      <text:p text:style-name="P1"></text:p>
      <text:p text:style-name="P1"># wget ftp://ftp.scientificlinux.org/linux/scientific/6.4/x86_64/external_products/softwarecollections/yum-conf-softwarecollections-1.0-1.el6.noarch.rpm</text:p>
      <text:p text:style-name="P1"></text:p>
      <text:p text:style-name="P1"># rpmls yum-conf-softwarecollections</text:p>
      <text:p text:style-name="P1"># cat /etc/yum.repos.d/softwarecollections.repo</text:p>
      <text:p text:style-name="P1"></text:p>
      <text:p text:style-name="P1"># yum --disablerepo=* enablerepo=softwarecollections list available</text:p>
      <text:p text:style-name="P1"># yum -y install python33</text:p>
      <text:p text:style-name="P1"></text:p>
      <text:p text:style-name="P1"/>
      <text:p text:style-name="P1"/>
      <text:p text:style-name="P1"/>
      <text:p text:style-name="P1"/>
      <text:p text:style-name="P1"><text:soft-page-break/><text:span text:style-name="T2">DEMO 2)</text:span></text:p>
      <text:p text:style-name="P1"></text:p>
      <text:p text:style-name="P1"># scl -l</text:p>
      <text:p text:style-name="P1"># scl enable python33 python</text:p>
      <text:p text:style-name="P1">&lt;exit&gt;</text:p>
      <text:p text:style-name="P1"># scl enable python33 bash</text:p>
      <text:p text:style-name="P1"></text:p>
      <text:p text:style-name="P2"># vim foo.py</text:p>
      <text:p text:style-name="P2"></text:p>
      <text:p text:style-name="P2">#!/usr/bin/env python</text:p>
      <text:p text:style-name="P2">print "hello world"</text:p>
      <text:p text:style-name="P1"></text:p>
      <text:p text:style-name="P1"># chmod 755 foo.py</text:p>
      <text:p text:style-name="P1"></text:p>
      <text:p text:style-name="P1"># scl enable python33 ./foo.py</text:p>
      <text:p text:style-name="P1"># ./foo.py</text:p>
      <text:p text:style-name="P1"></text:p>
      <text:p text:style-name="P1"></text:p>
      <text:p text:style-name="P1"><text:span text:style-name="T2">Look at how it works:</text:span></text:p>
      <text:p text:style-name="P1"></text:p>
      <text:p text:style-name="P1"># echo $PATH</text:p>
      <text:p text:style-name="P1"># echo $LD_LIBRARY_PATH</text:p>
      <text:p text:style-name="P1"># cd /opt/rh/python33/</text:p>
      <text:p text:style-name="P1"># cat enable</text:p>
      <text:p text:style-name="P1"># cd root</text:p>
      <text:p text:style-name="P1"># ls</text:p>
      <text:p text:style-name="P1">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DEMO 3)</text:span></text:p>
      <text:p text:style-name="P1"></text:p>
      <text:p text:style-name="P1"><text:span text:style-name="T2">need scl-build-utils</text:span></text:p>
      <text:p text:style-name="P1"></text:p>
      <text:p text:style-name="P1"># rpm -ivh hello_world-0.1-1.el6.src.rpm</text:p>
      <text:p text:style-name="P1"># yum --enablerepo=* install spec2scl</text:p>
      <text:p text:style-name="P1">(need argparse from epel)</text:p>
      <text:p text:style-name="P1"></text:p>
      <text:p text:style-name="P1"># cd ~/rpmbuild/SPECS</text:p>
      <text:p text:style-name="P1"># spec2scl hello_world.spec &gt; hello_world_scl.spec</text:p>
      <text:p text:style-name="P1"></text:p>
      <text:p text:style-name="P1"># rpmbuild -ba --define 'scl python33' hello_world_scl.spec </text:p>
      <text:p text:style-name="P1"># cd ../RPMS</text:p>
      <text:p text:style-name="P1"># yum localinstall python33-hello_world-0.1-1.el6.rpm</text:p>
      <text:p text:style-name="P1"></text:p>
      <text:p text:style-name="P1"><text:span text:style-name="T2">EXTRA)</text:span></text:p>
      <text:p text:style-name="P1"></text:p>
      <text:p text:style-name="P1"># yum -y install mariadb55</text:p>
      <text:p text:style-name="P1"># vim /etc/init.d/mariadb55-mysql</text:p>
      <text:p text:style-name="P1"></text:p>
      <text:p text:style-name="P1"></text:p>
      <text:p text:style-name="P1"></text:p>
      <text:p text:style-name="P1"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3T13:56:31</meta:creation-date>
    <dc:date>2013-12-13T14:00:49</dc:date>
    <meta:editing-duration>PT4M19S</meta:editing-duration>
    <meta:editing-cycles>5</meta:editing-cycles>
    <meta:generator>LibreOffice/3.4$Unix LibreOffice_project/340m1$Build-502</meta:generator>
    <meta:document-statistic meta:table-count="0" meta:image-count="0" meta:object-count="0" meta:page-count="3" meta:paragraph-count="80" meta:word-count="179" meta:character-count="1562" meta:non-whitespace-character-count="1356"/>
  </office:meta>
</office:document-meta>
</file>